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OnErrorErrorHandler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OnErrorErrorHandler.FailOnErrorErrorHandler( ErrorHandler e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OnErrorErrorHandler.FailOnError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OnErrorErrorHandler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OnErrorErrorHandler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